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803e" officeooo:paragraph-rsid="000c803e"/>
    </style:style>
    <style:style style:name="P2" style:family="paragraph" style:parent-style-name="Standard">
      <style:text-properties officeooo:rsid="000da18a" officeooo:paragraph-rsid="000da18a"/>
    </style:style>
    <style:style style:name="P3" style:family="paragraph" style:parent-style-name="Standard">
      <style:text-properties officeooo:rsid="000ecf77" officeooo:paragraph-rsid="000ecf77"/>
    </style:style>
    <style:style style:name="P4" style:family="paragraph" style:parent-style-name="Standard">
      <style:text-properties officeooo:rsid="000ecf77" officeooo:paragraph-rsid="000fbc1c"/>
    </style:style>
    <style:style style:name="P5" style:family="paragraph" style:parent-style-name="Standard">
      <style:text-properties officeooo:rsid="000fbc1c" officeooo:paragraph-rsid="000fbc1c"/>
    </style:style>
    <style:style style:name="P6" style:family="paragraph" style:parent-style-name="Standard">
      <style:text-properties officeooo:rsid="0013328d" officeooo:paragraph-rsid="0013328d"/>
    </style:style>
    <style:style style:name="P7" style:family="paragraph" style:parent-style-name="Standard">
      <style:text-properties officeooo:paragraph-rsid="0013328d"/>
    </style:style>
    <style:style style:name="P8" style:family="paragraph" style:parent-style-name="Standard">
      <style:text-properties fo:font-weight="normal" officeooo:rsid="000da18a" officeooo:paragraph-rsid="0013328d" style:font-weight-asian="normal" style:font-weight-complex="normal"/>
    </style:style>
    <style:style style:name="P9" style:family="paragraph" style:parent-style-name="Standard">
      <style:text-properties fo:font-weight="normal" officeooo:rsid="0013328d" officeooo:paragraph-rsid="0013328d" style:font-weight-asian="normal" style:font-weight-complex="normal"/>
    </style:style>
    <style:style style:name="P10" style:family="paragraph" style:parent-style-name="Standard">
      <style:text-properties fo:font-weight="normal" officeooo:rsid="000c803e" officeooo:paragraph-rsid="0019f57a" style:font-weight-asian="normal" style:font-weight-complex="normal"/>
    </style:style>
    <style:style style:name="P11" style:family="paragraph" style:parent-style-name="Standard">
      <style:text-properties fo:font-weight="normal" officeooo:rsid="000ecf77" officeooo:paragraph-rsid="001a97af" style:font-weight-asian="normal" style:font-weight-complex="normal"/>
    </style:style>
    <style:style style:name="P12" style:family="paragraph" style:parent-style-name="Standard">
      <style:text-properties fo:font-weight="normal" officeooo:rsid="001bc534" officeooo:paragraph-rsid="001bc534" style:font-weight-asian="normal" style:font-weight-complex="normal"/>
    </style:style>
    <style:style style:name="P13" style:family="paragraph" style:parent-style-name="Standard">
      <style:text-properties fo:font-weight="bold" officeooo:rsid="0013328d" officeooo:paragraph-rsid="0013328d" style:font-weight-asian="bold" style:font-weight-complex="bold"/>
    </style:style>
    <style:style style:name="P14" style:family="paragraph" style:parent-style-name="Standard">
      <style:text-properties fo:font-weight="bold" officeooo:rsid="0013328d" officeooo:paragraph-rsid="001a97af" style:font-weight-asian="bold" style:font-weight-complex="bold"/>
    </style:style>
    <style:style style:name="P15" style:family="paragraph" style:parent-style-name="Standard">
      <style:text-properties fo:font-weight="bold" officeooo:rsid="0019f57a" officeooo:paragraph-rsid="0019f57a" style:font-weight-asian="bold" style:font-weight-complex="bold"/>
    </style:style>
    <style:style style:name="P16" style:family="paragraph" style:parent-style-name="Standard">
      <style:text-properties fo:font-weight="bold" officeooo:rsid="001a97af" officeooo:paragraph-rsid="001a97af" style:font-weight-asian="bold" style:font-weight-complex="bold"/>
    </style:style>
    <style:style style:name="P17" style:family="paragraph" style:parent-style-name="Standard">
      <style:text-properties fo:font-weight="bold" officeooo:rsid="001bc534" officeooo:paragraph-rsid="001bc534" style:font-weight-asian="bold" style:font-weight-complex="bold"/>
    </style:style>
    <style:style style:name="P18" style:family="paragraph" style:parent-style-name="Standard">
      <style:text-properties officeooo:paragraph-rsid="00151f70"/>
    </style:style>
    <style:style style:name="P19" style:family="paragraph" style:parent-style-name="Standard">
      <style:text-properties officeooo:rsid="0016c151" officeooo:paragraph-rsid="0016c151"/>
    </style:style>
    <style:style style:name="P20" style:family="paragraph" style:parent-style-name="Standard">
      <style:text-properties officeooo:rsid="00184c16" officeooo:paragraph-rsid="00184c16"/>
    </style:style>
    <style:style style:name="P21" style:family="paragraph" style:parent-style-name="Standard">
      <style:text-properties officeooo:rsid="0018f44f" officeooo:paragraph-rsid="0018f44f"/>
    </style:style>
    <style:style style:name="P22" style:family="paragraph" style:parent-style-name="Standard">
      <style:text-properties officeooo:rsid="0019f34f" officeooo:paragraph-rsid="0019f34f"/>
    </style:style>
    <style:style style:name="P23" style:family="paragraph" style:parent-style-name="Standard">
      <style:text-properties officeooo:rsid="0019f57a" officeooo:paragraph-rsid="0019f57a"/>
    </style:style>
    <style:style style:name="P24" style:family="paragraph" style:parent-style-name="Standard" style:list-style-name="L1">
      <style:text-properties officeooo:rsid="000c803e" officeooo:paragraph-rsid="000c803e"/>
    </style:style>
    <style:style style:name="P25" style:family="paragraph" style:parent-style-name="Standard" style:list-style-name="L3">
      <style:text-properties officeooo:rsid="000c803e" officeooo:paragraph-rsid="0013328d"/>
    </style:style>
    <style:style style:name="P26" style:family="paragraph" style:parent-style-name="Standard" style:list-style-name="L4">
      <style:text-properties officeooo:rsid="000c803e" officeooo:paragraph-rsid="0019f57a"/>
    </style:style>
    <style:style style:name="P27" style:family="paragraph" style:parent-style-name="Standard" style:list-style-name="L5">
      <style:text-properties officeooo:rsid="000c803e" officeooo:paragraph-rsid="0019f57a"/>
    </style:style>
    <style:style style:name="P28" style:family="paragraph" style:parent-style-name="Standard">
      <style:text-properties officeooo:rsid="000fbc1c" officeooo:paragraph-rsid="001a97af"/>
    </style:style>
    <style:style style:name="P29" style:family="paragraph" style:parent-style-name="Standard" style:list-style-name="L2">
      <style:text-properties officeooo:rsid="000fbc1c" officeooo:paragraph-rsid="001a97af"/>
    </style:style>
    <style:style style:name="P30" style:family="paragraph" style:parent-style-name="Standard" style:list-style-name="L2">
      <style:text-properties officeooo:rsid="000fbc1c" officeooo:paragraph-rsid="000fbc1c"/>
    </style:style>
    <style:style style:name="P31" style:family="paragraph" style:parent-style-name="Standard" style:list-style-name="L3">
      <style:text-properties officeooo:rsid="000da18a" officeooo:paragraph-rsid="0013328d"/>
    </style:style>
    <style:style style:name="P32" style:family="paragraph" style:parent-style-name="Standard" style:list-style-name="L6">
      <style:text-properties officeooo:rsid="000da18a" officeooo:paragraph-rsid="001a97af"/>
    </style:style>
    <style:style style:name="P33" style:family="paragraph" style:parent-style-name="Standard" style:list-style-name="L4">
      <style:text-properties fo:font-weight="normal" officeooo:rsid="000c803e" officeooo:paragraph-rsid="0019f57a" style:font-weight-asian="normal" style:font-weight-complex="normal"/>
    </style:style>
    <style:style style:name="P34" style:family="paragraph" style:parent-style-name="Standard" style:list-style-name="L6">
      <style:text-properties fo:font-weight="normal" officeooo:rsid="000ecf77" officeooo:paragraph-rsid="001a97af" style:font-weight-asian="normal" style:font-weight-complex="normal"/>
    </style:style>
    <style:style style:name="P35" style:family="paragraph" style:parent-style-name="Standard" style:list-style-name="L7">
      <style:text-properties fo:font-weight="normal" officeooo:rsid="001d6652" officeooo:paragraph-rsid="001d6652" style:font-weight-asian="normal" style:font-weight-complex="normal"/>
    </style:style>
    <style:style style:name="P36" style:family="paragraph" style:parent-style-name="Standard" style:list-style-name="L7">
      <style:text-properties fo:font-weight="normal" officeooo:rsid="001f2911" officeooo:paragraph-rsid="001f2911" style:font-weight-asian="normal" style:font-weight-complex="normal"/>
    </style:style>
    <style:style style:name="P37" style:family="paragraph" style:parent-style-name="Standard">
      <style:text-properties fo:font-weight="normal" officeooo:rsid="001fe65f" officeooo:paragraph-rsid="0020d1f4" style:font-weight-asian="normal" style:font-weight-complex="normal"/>
    </style:style>
    <style:style style:name="P38" style:family="paragraph" style:parent-style-name="Standard" style:list-style-name="L5">
      <style:text-properties fo:font-weight="bold" officeooo:rsid="000c803e" officeooo:paragraph-rsid="0019f57a" style:font-weight-asian="bold" style:font-weight-complex="bold"/>
    </style:style>
    <style:style style:name="P39" style:family="paragraph" style:parent-style-name="Standard">
      <style:text-properties fo:font-weight="bold" officeooo:rsid="001fe65f" officeooo:paragraph-rsid="001fe65f" style:font-weight-asian="bold" style:font-weight-complex="bold"/>
    </style:style>
    <style:style style:name="P40" style:family="paragraph" style:parent-style-name="Standard" style:list-style-name="L6">
      <style:text-properties officeooo:rsid="000ecf77" officeooo:paragraph-rsid="001a97af"/>
    </style:style>
    <style:style style:name="T1" style:family="text">
      <style:text-properties officeooo:rsid="000d436a"/>
    </style:style>
    <style:style style:name="T2" style:family="text">
      <style:text-properties officeooo:rsid="000e7968"/>
    </style:style>
    <style:style style:name="T3" style:family="text">
      <style:text-properties officeooo:rsid="000fbc1c"/>
    </style:style>
    <style:style style:name="T4" style:family="text">
      <style:text-properties officeooo:rsid="0011980c"/>
    </style:style>
    <style:style style:name="T5" style:family="text">
      <style:text-properties officeooo:rsid="0013328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328d" style:font-weight-asian="bold" style:font-weight-complex="bold"/>
    </style:style>
    <style:style style:name="T8" style:family="text">
      <style:text-properties fo:font-weight="bold" officeooo:rsid="000d436a" style:font-weight-asian="bold" style:font-weight-complex="bold"/>
    </style:style>
    <style:style style:name="T9" style:family="text">
      <style:text-properties fo:font-weight="bold" officeooo:rsid="000e7968" style:font-weight-asian="bold" style:font-weight-complex="bold"/>
    </style:style>
    <style:style style:name="T10" style:family="text">
      <style:text-properties fo:font-weight="bold" officeooo:rsid="00151f70" style:font-weight-asian="bold" style:font-weight-complex="bold"/>
    </style:style>
    <style:style style:name="T11" style:family="text">
      <style:text-properties fo:font-weight="bold" officeooo:rsid="0018f44f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3328d" style:font-weight-asian="normal" style:font-weight-complex="normal"/>
    </style:style>
    <style:style style:name="T14" style:family="text">
      <style:text-properties fo:font-weight="normal" officeooo:rsid="0018f44f" style:font-weight-asian="normal" style:font-weight-complex="normal"/>
    </style:style>
    <style:style style:name="T15" style:family="text">
      <style:text-properties fo:font-style="normal" fo:font-weight="bold" officeooo:rsid="0013328d" style:font-style-asian="normal" style:font-weight-asian="bold" style:font-style-complex="normal" style:font-weight-complex="bold"/>
    </style:style>
    <style:style style:name="T16" style:family="text">
      <style:text-properties officeooo:rsid="00151f70"/>
    </style:style>
    <style:style style:name="T17" style:family="text">
      <style:text-properties officeooo:rsid="0018f44f"/>
    </style:style>
    <style:style style:name="T18" style:family="text">
      <style:text-properties officeooo:rsid="001bc534"/>
    </style:style>
    <style:style style:name="T19" style:family="text">
      <style:text-properties officeooo:rsid="001fe65f"/>
    </style:style>
    <style:style style:name="T20" style:family="text">
      <style:text-properties officeooo:rsid="0020d1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Home Booking: requisiti rivisti</text:p>
      <text:p text:style-name="P1"/>
      <text:p text:style-name="P1">Scaletta:</text:p>
      <text:list xml:id="list1580139572" text:style-name="L1">
        <text:list-item>
          <text:p text:style-name="P24">Requisiti rivisti: <text:span text:style-name="T4">OK</text:span></text:p>
        </text:list-item>
        <text:list-item>
          <text:p text:style-name="P24">Raggruppamento frasi <text:span text:style-name="T18">(a cosa serve??): finire</text:span></text:p>
        </text:list-item>
        <text:list-item>
          <text:p text:style-name="P24">Specifiche operazioni</text:p>
        </text:list-item>
      </text:list>
      <text:p text:style-name="P1"/>
      <text:p text:style-name="P1">Si vuole realizzare una base di dati per un servizio che permette di affittare e prenotare</text:p>
      <text:p text:style-name="P1">alloggi di vario tipo ad esempio interi <text:span text:style-name="T5">alloggi</text:span>, stanze private (camera privata e spazi</text:p>
      <text:p text:style-name="P1">comuni) e stanze condivise (spazio in comune e camera condivisa)<text:span text:style-name="T6">.</text:span></text:p>
      <text:p text:style-name="P1"/>
      <text:p text:style-name="P1">Degli utenti del servizio rappresentiamo indirizzo email, password, nome, cognome,</text:p>
      <text:p text:style-name="P1">numero/i di telefono, metodo di pagamento<text:span text:style-name="T6"> (*),</text:span> eventuale foto delle carta d’identità <text:span text:style-name="T6">(**)</text:span>, tipo (ospite, host, superhost) <text:span text:style-name="T1">ed eventuale badge </text:span><text:span text:style-name="T8">(dipende funzionalmente da tipo)</text:span><text:span text:style-name="T1">.</text:span></text:p>
      <text:p text:style-name="P1"><text:span text:style-name="T1">Un</text:span> “host” <text:span text:style-name="T1">può</text:span> diventare “superhost” se soddisfa i seguenti requisiti: <text:span text:style-name="T11">(***)</text:span></text:p>
      <text:p text:style-name="P1"><text:tab/>●Dev<text:span text:style-name="T1">e</text:span> aver completato almeno 10 soggiorni, per un totale di almeno 100 notti.</text:p>
      <text:p text:style-name="P1"><text:tab/>●Dev<text:span text:style-name="T1">e</text:span> aver conservato un tasso di cancellazione dell'1% (una cancellazione ogni</text:p>
      <text:p text:style-name="P1"><text:tab/>100 prenotazioni) massimo. </text:p>
      <text:p text:style-name="P1"><text:tab/>● <text:span text:style-name="T17">La media di tutte le recensioni ricevute deve essere maggiore od uguale a 4.8</text:span></text:p>
      <text:p text:style-name="P1"/>
      <text:p text:style-name="P2">Degli alloggi prenotabili rappresentiamo nome, indirizzo, una descrizione, il prezzo per</text:p>
      <text:p text:style-name="P2">notte per persona e <text:span text:style-name="T2">comprensivo di </text:span><text:span text:style-name="T9">(****)</text:span> costi di pulizia, delle foto dell’alloggio, i servizi inclusi (ad esempio, cucina, wi-fi, lavatrice, ecc.), numero di letti, orario di check-in, orario di check-out, host proprietario, il rating medio ed il numero di recensioni.</text:p>
      <text:p text:style-name="P2"/>
      <text:p text:style-name="P2">Gli utenti possono aggiungere alcune case tra i preferiti. Gli utenti possono avere diverse</text:p>
      <text:p text:style-name="P2">liste, ad esempio in base al viaggio che vogliono compiere <text:span text:style-name="T9">(*****).</text:span></text:p>
      <text:p text:style-name="P2"/>
      <text:p text:style-name="P2">Gli utenti possono prenotare degli alloggi di qualsiasi tipo.</text:p>
      <text:p text:style-name="P3">Delle prenotazione effettuate dagli utenti rappresentiamo data d’inizio, data di fine, <text:span text:style-name="T3">numero di ospitivi, eventuali nomi degli ospiti (qualora siano utenti del servizio) ed il costo totale.</text:span></text:p>
      <text:p text:style-name="P4">La prenotazione deve essere confermata o rifiutata dall’host: se confermata viene eseguito il pagamento. </text:p>
      <text:p text:style-name="P4">Inoltre, la prenotazione può essere cancellata sia dall’ospite che dall’host.</text:p>
      <text:p text:style-name="P4"/>
      <text:p text:style-name="P4">Al termine del soggiorno, gli ospiti e gli host si possono valutare a vicenda. </text:p>
      <text:p text:style-name="P4"><text:span text:style-name="T3">Dell</text:span>a recensione fatta dagli ospiti <text:span text:style-name="T3">rappresentiamo</text:span> due testi (uno per l’appartamento e uno per l’host) e una serie di punteggi in una scala da 1 a 5 su dimensioni come pulizia, comunicazione, posizione, qualità/prezzo.</text:p>
      <text:p text:style-name="P5">Della recensione dell’ host rappresentiamo solo un commento testuale.</text:p>
      <text:p text:style-name="P5">Le recensioni possono essere visibili o non visibili. </text:p>
      <text:p text:style-name="P28">Esse diventano visibili in due casi:</text:p>
      <text:list xml:id="list2087449831" text:style-name="L2">
        <text:list-item>
          <text:p text:style-name="P29">host ed ospiti hanno fatto le rispettive recensioni </text:p>
        </text:list-item>
        <text:list-item>
          <text:p text:style-name="P30">oppure se l’host non ha fatto la propria recensione, quella degli ospiti diventa visibile dopo 7 giorni dalla fine del soggiorno.</text:p>
        </text:list-item>
        <text:list-item>
          <text:p text:style-name="P30">oppure se gli ospiti non hanno fatto la propria recensione, quella dell’host diventa visibile dopo 7 giorni dalla fine del soggiorno. </text:p>
        </text:list-item>
      </text:list>
      <text:p text:style-name="P5"/>
      <text:p text:style-name="P5">Gli host e gli ospiti possono commentare più volte le review in cui sono coinvolti, creando un thread di discussione.</text:p>
      <text:p text:style-name="P5">Le recensioni sono visibili sui profili degli utenti suddivise in base a quelle ricevute come</text:p>
      <text:p text:style-name="P5">ospite e come host.</text:p>
      <text:p text:style-name="P5"><text:soft-page-break/></text:p>
      <text:p text:style-name="P5"/>
      <text:p text:style-name="P13">Frasi riferite agli alloggi:</text:p>
      <text:list xml:id="list3591335739" text:style-name="L3">
        <text:list-item>
          <text:p text:style-name="P25">Si vuole realizzare una base di dati per un servizio che permette di affittare e prenotare</text:p>
          <text:p text:style-name="P25">alloggi di vario tipo ad esempio interi appartamenti, stanze private (camera privata e spazi</text:p>
          <text:p text:style-name="P25">comuni) e stanze condivise (spazio in comune e camera condivisa). <text:span text:style-name="T7">(Frase che identifica i tipi di alloggio)</text:span></text:p>
        </text:list-item>
        <text:list-item>
          <text:p text:style-name="P31">Degli alloggi prenotabili rappresentiamo nome, indirizzo, una descrizione, il prezzo per</text:p>
          <text:p text:style-name="P31">notte per persona e <text:span text:style-name="T2">comprensivo di </text:span>costi di pulizia, delle foto dell’alloggio, i servizi inclusi (ad esempio, cucina, wi-fi, lavatrice, ecc.), numero di letti, orario di check-in, orario di check-out, host proprietario, il rating medio ed il numero di recensioni. <text:span text:style-name="T7">(Frase che identifica le caratteristiche degli alloggi)</text:span></text:p>
        </text:list-item>
      </text:list>
      <text:p text:style-name="P8"/>
      <text:p text:style-name="P15">Frasi riferite agli utenti</text:p>
      <text:list xml:id="list616941429" text:style-name="L4">
        <text:list-item>
          <text:p text:style-name="P26">Degli utenti del servizio rappresentiamo indirizzo email, password, nome, cognome,</text:p>
          <text:p text:style-name="P33">numero/i di telefono, metodo di pagamento, eventuale foto delle carta d’identità, tipo (ospite, host, superhost) <text:span text:style-name="T1">ed eventuale badge.</text:span></text:p>
        </text:list-item>
      </text:list>
      <text:p text:style-name="P10"/>
      <text:p text:style-name="P15">Frasi riferite ai superhost</text:p>
      <text:list xml:id="list3569263685" text:style-name="L5">
        <text:list-item>
          <text:p text:style-name="P27"><text:span text:style-name="T1">Un</text:span> “host” <text:span text:style-name="T1">può</text:span> diventare “superhost” se soddisfa i seguenti requisiti: <text:span text:style-name="T11">(***)</text:span></text:p>
          <text:p text:style-name="P27"><text:tab/>● Dev<text:span text:style-name="T1">e</text:span> aver completato almeno 10 soggiorni, per un totale di almeno 100 <text:s/><text:tab/> <text:s text:c="2"/>notti.</text:p>
          <text:p text:style-name="P27"><text:tab/>● Dev<text:span text:style-name="T1">e</text:span> aver conservato un tasso di cancellazione dell'1% (una cancellazione <text:s text:c="10"/><text:tab/> <text:s text:c="3"/>ogni</text:p>
          <text:p text:style-name="P27"><text:tab/>100 prenotazioni) massimo. </text:p>
          <text:p text:style-name="P38"><text:tab/>● <text:span text:style-name="T14">La media di tutte le recensioni ricevute deve essere maggiore od uguale a <text:s text:c="2"/><text:tab/> <text:s text:c="2"/>4.8</text:span></text:p>
        </text:list-item>
      </text:list>
      <text:p text:style-name="P8"/>
      <text:p text:style-name="P16">Frasi relative alle prenotazioni</text:p>
      <text:list xml:id="list1554700609" text:style-name="L6">
        <text:list-item>
          <text:p text:style-name="P32">Gli utenti possono prenotare degli alloggi di qualsiasi tipo.</text:p>
        </text:list-item>
        <text:list-item>
          <text:p text:style-name="P40">Delle prenotazione effettuate dagli utenti rappresentiamo data d’inizio, data di fine, <text:span text:style-name="T3">numero di ospitivi, eventuali nomi degli ospiti (qualora siano utenti del servizio) ed il costo totale.</text:span></text:p>
        </text:list-item>
        <text:list-item>
          <text:p text:style-name="P40">La prenotazione deve essere confermata o rifiutata dall’host: se confermata viene eseguito il pagamento. </text:p>
        </text:list-item>
        <text:list-item>
          <text:p text:style-name="P34">Inoltre, la prenotazione può essere cancellata sia dall’ospite che dall’host.</text:p>
        </text:list-item>
      </text:list>
      <text:p text:style-name="P11"/>
      <text:p text:style-name="P39">Disclaimer: <text:span text:style-name="T12">tutte le statistiche che seguono sono state elaborate a partire da quelle presenti in</text:span></text:p>
      <text:p text:style-name="P37"><text:a xlink:type="simple" xlink:href="https://ipropertymanagement.com/research/airbnb-statistics" text:style-name="Internet_20_link" text:visited-style-name="Visited_20_Internet_20_Link"><text:span text:style-name="T20">v</text:span></text:a><text:span text:style-name="T20">ari siti (*******),</text:span> supponendo una distribuzione uniforme discreta, <text:span text:style-name="T20">che costituisce ovviamente un’ipotesi molto grossolana, soprattutto per quanto concerne la distribuzione delle prenotazioni</text:span>)</text:p>
      <text:p text:style-name="P14"/>
      <text:p text:style-name="P17">Specifiche sulle operazioni</text:p>
      <text:p text:style-name="P12"/>
      <text:list xml:id="list1622025568" text:style-name="L7">
        <text:list-item>
          <text:p text:style-name="P35">Aggiornamento tasso di cancellazione host (1 volta al giorno)</text:p>
        </text:list-item>
        <text:list-item>
          <text:p text:style-name="P35">Controllo ed eventuale aggiornamento status utente da host a superhost (1 volta al giorno)</text:p>
        </text:list-item>
        <text:list-item>
          <text:p text:style-name="P35">Calcolo classifica degli alloggi più graditi (1 volta al mese)</text:p>
        </text:list-item>
        <text:list-item>
          <text:p text:style-name="P35">Registrazione nuovi utenti (<text:span text:style-name="T20">1300000</text:span> volte al giorno)</text:p>
        </text:list-item>
        <text:list-item>
          <text:p text:style-name="P35">Registrazione nuovo alloggio (<text:span text:style-name="T20">2740 volte al giorno</text:span>)</text:p>
        </text:list-item>
        <text:list-item>
          <text:p text:style-name="P35">Creazione lista preferiti</text:p>
        </text:list-item>
        <text:list-item>
          <text:p text:style-name="P35">Aggiornamento lista preferiti</text:p>
        </text:list-item>
        <text:list-item>
          <text:p text:style-name="P35">Aggiunta nuova prenotazione <text:span text:style-name="T19">(960000 volte al giorno</text:span><text:span text:style-name="T20">)</text:span></text:p>
        </text:list-item>
        <text:list-item>
          <text:p text:style-name="P35">Conferma prenotazione da parte dell’host <text:span text:style-name="T20">(700000 al giorno) </text:span></text:p>
        </text:list-item>
        <text:list-item>
          <text:p text:style-name="P35"><text:soft-page-break/>Cancellazione prenotazione (da parte dell’host oppure dell’utente) <text:span text:style-name="T20">(40000 al giorno, supponendo un tasso di cancellazione medio del 5%)</text:span></text:p>
        </text:list-item>
        <text:list-item>
          <text:p text:style-name="P36">Nuova recensione fatta dall’Host</text:p>
        </text:list-item>
        <text:list-item>
          <text:p text:style-name="P36">Nuova recensione fatta dall’utente</text:p>
        </text:list-item>
        <text:list-item>
          <text:p text:style-name="P36">Pubblicazione recensioni</text:p>
        </text:list-item>
        <text:list-item>
          <text:p text:style-name="P36">Commento recensioni</text:p>
        </text:list-item>
      </text:list>
      <text:p text:style-name="P13"/>
      <text:p text:style-name="P13"/>
      <text:p text:style-name="P13"/>
      <text:p text:style-name="P13">Precisazioni private che non verranno inserite nella documentazione finale</text:p>
      <text:p text:style-name="P9"/>
      <text:p text:style-name="P9">Dal sito di Airbnb:</text:p>
      <text:p text:style-name="P7"><text:span text:style-name="T13">“</text:span>Gli host su Airbnb offrono spazi di ogni genere, da stanze condivise a isole private. Ne esistono di 4 tipi: alloggi interi, stanze private, camere d'hotel e stanze condivise.”</text:p>
      <text:p text:style-name="P7"/>
      <text:p text:style-name="P7"><text:span text:style-name="T15">Alloggi interi</text:span><text:span text:style-name="T5">: “”[...]</text:span>Questo in genere è composto da una camera da letto, un bagno, una cucina e un ingresso separato dedicato.[…<text:span text:style-name="T5">.]”</text:span></text:p>
      <text:p text:style-name="P7"/>
      <text:p text:style-name="P7"><text:span text:style-name="T7">Stanze private </text:span><text:span text:style-name="T5">“[...]</text:span>In questo modo, puoi dormire in una stanza privata e socializzare con altre persone negli spazi condivisi. Per entrare nella tua camera, infatti, potresti dover attraversare spazi occupati da altri. <text:span text:style-name="T5">[…]”</text:span></text:p>
      <text:p text:style-name="P6">Esempi di “spazi occupati da altri” potrebbero essere la cucina, i bagni, il soggiorno, ecc…</text:p>
      <text:p text:style-name="P6"/>
      <text:p text:style-name="P18"><text:span text:style-name="T10">Stanze condivise</text:span><text:span text:style-name="T16">: “[...]</text:span>Dormirai in una stanza assieme ad altri ospiti, con cui condividerai anche il resto dello spazio. Le stanze condivise sono la scelta ideale per i viaggiatori che vogliono spendere meno e cercano nuovi amici. <text:span text:style-name="T16">[…]”</text:span></text:p>
      <text:p text:style-name="P18"/>
      <text:p text:style-name="P19"><text:span text:style-name="T6">(*)</text:span>: il fatto che sia obbligatorio per prenotare si modella semplicemente rendendo il campo obbligatorio.</text:p>
      <text:p text:style-name="P19">Il vero problema è capire se il metodo di pagamento sia un dato specificato in fase di registrazione, ed eventualmente modificabile in seguito, oppure da specificarsi per la singola prenotazione.</text:p>
      <text:p text:style-name="P19">Io propenderei per la seconda soluzione, ma la cosa migliore è registarsi e scoprirlo.</text:p>
      <text:p text:style-name="P19"/>
      <text:p text:style-name="P20"><text:span text:style-name="T6">(**)</text:span> Secondo il garante della privacy, l’utente non è obbligato a fornirci la carta d’identità.</text:p>
      <text:p text:style-name="P20">Noi però possiamo richiederla e memorizzarla, a patto di rispettare quanto previsto dal GDPR su indicazione di modalità e fini del trattamento e periodo di conservazione.</text:p>
      <text:p text:style-name="P20">Quindi possiamo usare la presenza/assenza della carta d’identità per stabilire se l’utente sia verificato o meno.</text:p>
      <text:p text:style-name="P20">**OFF-TOPIC***</text:p>
      <text:p text:style-name="P20">Come fare per eliminare la carta? Si potrebbe usare un trigger, innescato dalla cancellazione dell’utente.</text:p>
      <text:p text:style-name="P20"/>
      <text:p text:style-name="P21"><text:span text:style-name="T6">(***)</text:span> Ho tolto l’inoltre perché a mio avviso confondeva.</text:p>
      <text:p text:style-name="P21">Dall’analisi del sito sembrerebbe emergere che l’utente non possa registarsi come superhost, ma solo diventarlo con il tempo, tramite il raggiungimento dei requisiti indicati in seguito.</text:p>
      <text:p text:style-name="P21"/>
      <text:p text:style-name="P22"><text:span text:style-name="T6">(****)</text:span> I costi delle pulizie (eseguite dall’host oppure da qualcun altro <text:s/>da lui incaricato) vengono addebitate all’utente come parte del costo complessivo del soggiorno.</text:p>
      <text:p text:style-name="P22"/>
      <text:p text:style-name="P23"><text:span text:style-name="T6">(*****)</text:span> L’idea è quella di consentire all’utente di costruire un’elenco di alloggi in cui soggiornare durante un viaggio, definito come la tripla (destinazione, data inizio, data fine) (quindi più che un viaggio è un soggiorno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08:47:19.075784828</meta:creation-date>
    <dc:date>2022-04-15T10:32:50.932522179</dc:date>
    <meta:editing-duration>PT33M23S</meta:editing-duration>
    <meta:editing-cycles>7</meta:editing-cycles>
    <meta:generator>LibreOffice/7.2.5.2$Linux_X86_64 LibreOffice_project/20$Build-2</meta:generator>
    <meta:document-statistic meta:table-count="0" meta:image-count="0" meta:object-count="0" meta:page-count="3" meta:paragraph-count="90" meta:word-count="1253" meta:character-count="8328" meta:non-whitespace-character-count="7157"/>
  </office:meta>
</office:document-meta>
</file>